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splay Character Class</text:p>
      <text:p text:style-name="P1"/>
      <text:p text:style-name="P2">When a character's statistics are 'Viewed', the character's class is displayed. <text:s/>Use this hook to override the class text.</text:p>
      <text:p text:style-name="P2"/>
      <text:p text:style-name="P2">Search Order</text:p>
      <text:p text:style-name="P2">Character</text:p>
      <text:p text:style-name="P2"/>
      <text:p text:style-name="P2">Context</text:p>
      <text:p text:style-name="P2">$CharacterContext()</text:p>
      <text:p text:style-name="P2"/>
      <text:p text:style-name="P2">Parameters</text:p>
      <text:p text:style-name="P2">Hook Parameter[5] is set to the default text to be displayed (the class name)</text:p>
      <text:p text:style-name="P2"/>
      <text:p text:style-name="P2">Return Value</text:p>
      <text:p text:style-name="P2">If the script returns a non-empty value then that value is displayed in place of the class name. <text:s/>To display a blank value, return a value with one or more spa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20:51</meta:creation-date>
    <meta:generator>OpenOffice.org/3.2$Win32 OpenOffice.org_project/320m18$Build-9502</meta:generator>
    <meta:editing-cycles>2</meta:editing-cycles>
    <meta:editing-duration>PT00H05M49S</meta:editing-duration>
    <dc:title>DisplayCharacterClass</dc:title>
    <dc:date>2012-05-02T18:26:23.18</dc:date>
    <dc:creator>Paul Stevens</dc:creator>
    <meta:document-statistic meta:table-count="0" meta:image-count="0" meta:object-count="0" meta:page-count="1" meta:paragraph-count="10" meta:word-count="75" meta:character-count="454"/>
  </office:meta>
</office:document-meta>
</file>